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48cm" style:rel-column-width="13962*"/>
    </style:style>
    <style:style style:name="Table1.B" style:family="table-column">
      <style:table-column-properties style:column-width="14.952cm" style:rel-column-width="5157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67.png" xlink:type="simple" xlink:show="embed" xlink:actuate="onLoad"/></draw:frame></text:p>
          </table:table-cell>
          <table:table-cell table:style-name="Table1.B1" office:value-type="string">
            <text:h text:style-name="P4" text:outline-level="1">Интерполяц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0267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предназначен для интерполяции таблично заданных функций. Блок имеет три </text:span><text:span text:style-name="T3">векторных</text:span><text:span text:style-name="T2"> входа и один </text:span><text:span text:style-name="T3">векторный</text:span><text:span text:style-name="T2"> выход. На первый вход поступает массив значений аргументов таблично заданных функций размерностью</text:span><text:span text:style-name="T2"><draw:frame draw:style-name="fr3" draw:name="Объект1" text:anchor-type="as-char" svg:width="1.085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. На второй вход поступает массив значений таблично заданных функций размерностью</text:span><text:span text:style-name="T2"><draw:frame draw:style-name="fr3" draw:name="Объект2" text:anchor-type="as-char" svg:width="2.383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(таким образом, может одновременно проводится интерполяция нескольких функций, заданных в одних и тех же точках по независимому аргументу). На третий вход поступает массив точек аргументов размерностью</text:span><text:span text:style-name="T2"><draw:frame draw:style-name="fr3" draw:name="Объект3" text:anchor-type="as-char" svg:width="1.078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 в которых необходимо вычислить значение интерполируемых функций. Значение</text:span><text:span text:style-name="T2"><draw:frame draw:style-name="fr3" draw:name="Объект4" text:anchor-type="as-char" svg:width="1.07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определяется размерностью входного сигнала.</text:span></text:p>
            <text:p text:style-name="P7">На выход блока поступают вычисленные после проведения интерполяции значения функций в точках, заданных в третьем входном порте. Размер этого выхода равен<draw:frame draw:style-name="fr3" draw:name="Объект5" text:anchor-type="as-char" svg:width="2.376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<text:p text:style-name="P7">Реализованы методы интерполяции полиномами Лагранжа и кубическими сплайнами. Порядок интерполяции (<draw:frame draw:style-name="fr3" draw:name="Object3" text:anchor-type="as-char" svg:width="1.439cm" svg:height="0.549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) и индекс начала интерполяции (<draw:frame draw:style-name="fr3" draw:name="Object4" text:anchor-type="as-char" svg:width="0.905cm" svg:height="0.549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) <text:s/>имеют значение только для интерполяции полиномами Лагранжа. Значения<draw:frame draw:style-name="fr3" draw:name="Объект6" text:anchor-type="as-char" svg:width="1.439cm" svg:height="0.549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и<draw:frame draw:style-name="fr3" draw:name="Объект7" text:anchor-type="as-char" svg:width="0.905cm" svg:height="0.549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определяют области интерполяции и экстраполяции. Внутри интервала<draw:frame draw:style-name="fr3" draw:name="Объект8" text:anchor-type="as-char" svg:width="5.436cm" svg:height="0.564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функция интерполируется, вне этого интервала – экстраполируется. При интерполяции сплайнами на границах интервала задано условие равенства 0 вторых производных.</text:p>
            <text:p text:style-name="P7"><text:span text:style-name="T1">Свойства</text:span>:</text:p>
            <text:list xml:id="list5072897797661783255" text:style-name="L1">
              <text:list-item>
                <text:p text:style-name="P8">Метод интерполяции – Полином Лагранжа; Кубический сплайн; Линейная. </text:p>
              </text:list-item>
              <text:list-item>
                <text:p text:style-name="P10"><text:span text:style-name="T2">Порядок интерполяции –</text:span><text:span text:style-name="T2"><draw:frame draw:style-name="fr3" draw:name="Объект9" text:anchor-type="as-char" svg:width="1.439cm" svg:height="0.549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(для интерполяции полиномами </text:span><text:span text:style-name="T2">Лагранжа).</text:span></text:p>
              </text:list-item>
              <text:list-item>
                <text:p text:style-name="P9"><text:span text:style-name="T4">Число точек функции – натуральное число</text:span><text:span text:style-name="T4"><draw:frame draw:style-name="fr3" draw:name="Object1" text:anchor-type="as-char" svg:width="1.085cm" svg:height="0.621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.</text:span></text:p>
              </text:list-item>
              <text:list-item>
                <text:p text:style-name="P9"><text:soft-page-break/><text:span text:style-name="T4">Индекс начала интерполяции – натуральное число</text:span><text:span text:style-name="T4"><draw:frame draw:style-name="fr3" draw:name="Object5" text:anchor-type="as-char" svg:width="0.905cm" svg:height="0.549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(для интерполяции </text:span><text:span text:style-name="T4">полиномами Лагранжа).</text:span></text:p>
              </text:list-item>
              <text:list-item>
                <text:p text:style-name="P9"><text:span text:style-name="T4">Число функций – натуральное число</text:span><text:span text:style-name="T4"><draw:frame draw:style-name="fr3" draw:name="Object2" text:anchor-type="as-char" svg:width="1.087cm" svg:height="0.621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рполяция</dc:title>
    <dc:date>2016-04-07T14:46:49.27</dc:date>
    <meta:generator>OpenOffice/4.1.1$Win32 OpenOffice.org_project/411m6$Build-9775</meta:generator>
    <meta:editing-duration>PT5H27M23S</meta:editing-duration>
    <meta:editing-cycles>111</meta:editing-cycles>
    <meta:document-statistic meta:table-count="1" meta:image-count="2" meta:object-count="14" meta:page-count="2" meta:paragraph-count="15" meta:word-count="206" meta:character-count="1557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0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1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12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13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14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2/content.xml><?xml version="1.0" encoding="utf-8"?>
<math xmlns="http://www.w3.org/1998/Math/MathML">
  <semantics>
    <mrow>
      <mrow>
        <msub>
          <mi>N</mi>
          <mi mathvariant="italic">pnt</mi>
        </msub>
        <mo stretchy="false">×</mo>
        <msub>
          <mi>N</mi>
          <mi mathvariant="italic">fun</mi>
        </msub>
      </mrow>
    </mrow>
    <annotation encoding="StarMath 5.0">N_pnt times N_fun</annotation>
  </semantics>
</math>
</file>

<file path=Object 3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4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5/content.xml><?xml version="1.0" encoding="utf-8"?>
<math xmlns="http://www.w3.org/1998/Math/MathML">
  <semantics>
    <mrow>
      <mrow>
        <msub>
          <mi>N</mi>
          <mi mathvariant="italic">arg</mi>
        </msub>
        <mo stretchy="false">×</mo>
        <msub>
          <mi>N</mi>
          <mi mathvariant="italic">fun</mi>
        </msub>
      </mrow>
    </mrow>
    <annotation encoding="StarMath 5.0">N_arg times N_fun</annotation>
  </semantics>
</math>
</file>

<file path=Object 6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7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8/content.xml><?xml version="1.0" encoding="utf-8"?>
<math xmlns="http://www.w3.org/1998/Math/MathML">
  <semantics>
    <mrow>
      <mrow>
        <mo stretchy="false">[</mo>
        <mrow>
          <mi>x</mi>
          <mrow>
            <mo stretchy="false">(</mo>
            <mrow>
              <mi mathvariant="italic">Idn</mi>
            </mrow>
            <mo stretchy="false">)</mo>
          </mrow>
          <mi>,</mi>
          <mi/>
          <mi>x</mi>
          <mrow>
            <mo stretchy="false">(</mo>
            <mrow>
              <mrow>
                <mi mathvariant="italic">Idn</mi>
                <mo stretchy="false">+</mo>
                <mi mathvariant="italic">Order</mi>
              </mrow>
            </mrow>
            <mo stretchy="false">)</mo>
          </mrow>
        </mrow>
        <mo stretchy="false">]</mo>
      </mrow>
    </mrow>
    <annotation encoding="StarMath 5.0">[x(Idn),~x(Idn+Order)]</annotation>
  </semantics>
</math>
</file>

<file path=Object 9/content.xml><?xml version="1.0" encoding="utf-8"?>
<math xmlns="http://www.w3.org/1998/Math/MathML">
  <semantics>
    <mrow>
      <mi mathvariant="italic">Order</mi>
    </mrow>
    <annotation encoding="StarMath 5.0">Order</annotation>
  </semantics>
</math>
</file>